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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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" style:parent-style-name="Policepardéfaut" style:family="text">
      <style:text-properties fo:font-size="14pt" style:font-size-asian="14pt" style:font-size-complex="14pt"/>
    </style:style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>
      <style:text-properties fo:color="#000000"/>
    </style:style>
    <style:style style:name="P10" style:parent-style-name="Standard" style:family="paragraph"/>
    <style:style style:name="T11" style:parent-style-name="Policepardéfaut" style:family="text">
      <style:text-properties fo:color="#000000"/>
    </style:style>
    <style:style style:name="T12" style:parent-style-name="Policepardéfaut" style:family="text">
      <style:text-properties fo:font-size="10.5pt" style:font-size-asian="10.5pt"/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color="#000000"/>
    </style:style>
    <style:style style:name="P15" style:parent-style-name="Standard" style:family="paragraph"/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font-size="10.5pt" style:font-size-asian="10.5pt"/>
    </style:style>
    <style:style style:name="P18" style:parent-style-name="Standard" style:family="paragraph"/>
    <style:style style:name="T19" style:parent-style-name="Policepardéfaut" style:family="text">
      <style:text-properties fo:color="#000000"/>
    </style:style>
    <style:style style:name="T20" style:parent-style-name="Policepardéfaut" style:family="text">
      <style:text-properties fo:color="#000000"/>
    </style:style>
    <style:style style:name="T21" style:parent-style-name="Accentuation" style:family="text">
      <style:text-properties fo:font-style="normal" style:font-style-asian="normal" style:font-style-complex="normal"/>
    </style:style>
    <style:style style:name="T22" style:parent-style-name="Policepardéfaut" style:family="text">
      <style:text-properties fo:color="#000000"/>
    </style:style>
    <style:style style:name="P23" style:parent-style-name="Standard" style:family="paragraph">
      <style:paragraph-properties fo:text-align="justify"/>
    </style:style>
    <style:style style:name="T24" style:parent-style-name="Policepardéfaut" style:family="text">
      <style:text-properties fo:color="#000000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  <style:text-properties fo:color="#000000"/>
    </style:style>
    <style:style style:name="P29" style:parent-style-name="Standard" style:family="paragraph">
      <style:paragraph-properties fo:text-align="justify"/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T37" style:parent-style-name="Policepardéfaut" style:family="text">
      <style:text-properties fo:color="#000000"/>
    </style:style>
    <style:style style:name="P38" style:parent-style-name="Standard" style:family="paragraph">
      <style:paragraph-properties fo:break-before="page"/>
      <style:text-properties fo:font-weight="bold" style:font-weight-asian="bold" style:font-weight-complex="bold" fo:color="#000000" fo:font-size="14pt" style:font-size-asian="14pt" style:font-size-complex="14pt"/>
    </style:style>
    <style:style style:name="P39" style:parent-style-name="Standard" style:family="paragraph">
      <style:text-properties fo:font-weight="bold" style:font-weight-asian="bold" style:font-weight-complex="bold" fo:color="#000000"/>
    </style:style>
    <style:style style:name="P40" style:parent-style-name="Standard" style:family="paragraph">
      <style:text-properties style:font-weight-complex="bold" fo:color="#000000"/>
    </style:style>
    <style:style style:name="P41" style:parent-style-name="Standard" style:family="paragraph">
      <style:text-properties style:font-weight-complex="bold" fo:color="#000000"/>
    </style:style>
    <style:style style:name="P42" style:parent-style-name="Standard" style:family="paragraph">
      <style:text-properties style:font-weight-complex="bold" fo:color="#000000"/>
    </style:style>
    <style:style style:name="P43" style:parent-style-name="Standard" style:family="paragraph">
      <style:text-properties style:font-weight-complex="bold" fo:color="#000000"/>
    </style:style>
    <style:style style:name="P44" style:parent-style-name="Standard" style:family="paragraph">
      <style:text-properties style:font-weight-complex="bold" fo:color="#000000"/>
    </style:style>
    <style:style style:name="P45" style:parent-style-name="Standard" style:family="paragraph">
      <style:text-properties style:font-weight-complex="bold" fo:color="#000000"/>
    </style:style>
    <style:style style:name="P46" style:parent-style-name="Standard" style:family="paragraph">
      <style:text-properties style:font-weight-complex="bold" fo:color="#000000"/>
    </style:style>
    <style:style style:name="P47" style:parent-style-name="Standard" style:family="paragraph">
      <style:text-properties style:font-weight-complex="bold" fo:color="#000000"/>
    </style:style>
    <style:style style:name="P48" style:parent-style-name="Standard" style:family="paragraph">
      <style:paragraph-properties fo:text-align="justify"/>
      <style:text-properties style:font-weight-complex="bold" fo:color="#000000"/>
    </style:style>
    <style:style style:name="P49" style:parent-style-name="Standard" style:family="paragraph">
      <style:paragraph-properties fo:text-align="justify"/>
      <style:text-properties style:font-weight-complex="bold" fo:color="#000000"/>
    </style:style>
    <style:style style:name="P50" style:parent-style-name="Standard" style:family="paragraph">
      <style:paragraph-properties fo:text-align="justify"/>
      <style:text-properties style:font-weight-complex="bold" fo:color="#000000"/>
    </style:style>
    <style:style style:name="P51" style:parent-style-name="Standard" style:family="paragraph">
      <style:paragraph-properties fo:text-align="justify"/>
      <style:text-properties style:font-weight-complex="bold" fo:color="#000000"/>
    </style:style>
    <style:style style:name="P52" style:parent-style-name="Standard" style:family="paragraph">
      <style:paragraph-properties fo:text-align="justify"/>
      <style:text-properties style:font-weight-complex="bold" fo:color="#000000"/>
    </style:style>
    <style:style style:name="P53" style:parent-style-name="Standard" style:family="paragraph">
      <style:paragraph-properties fo:text-align="justify"/>
      <style:text-properties style:font-weight-complex="bold" fo:color="#000000"/>
    </style:style>
    <style:style style:name="P54" style:parent-style-name="Standard" style:family="paragraph">
      <style:paragraph-properties fo:text-align="justify"/>
      <style:text-properties style:font-weight-complex="bold" fo:color="#000000"/>
    </style:style>
    <style:style style:name="P55" style:parent-style-name="Standard" style:family="paragraph">
      <style:paragraph-properties fo:text-align="justify"/>
      <style:text-properties style:font-weight-complex="bold" fo:color="#000000"/>
    </style:style>
    <style:style style:name="P56" style:parent-style-name="Standard" style:family="paragraph">
      <style:paragraph-properties fo:text-align="justify"/>
      <style:text-properties fo:font-weight="bold" style:font-weight-asian="bold" style:font-weight-complex="bold" fo:color="#000000" fo:font-size="14pt" style:font-size-asian="14pt" style:font-size-complex="14pt"/>
    </style:style>
    <style:style style:name="P57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58" style:parent-style-name="Standard" style:family="paragraph">
      <style:text-properties fo:color="#000000" fo:font-size="14pt" style:font-size-asian="14pt" style:font-size-complex="14pt"/>
    </style:style>
    <style:style style:name="P59" style:parent-style-name="Standard" style:family="paragraph">
      <style:text-properties fo:color="#000000"/>
    </style:style>
    <style:style style:name="P60" style:parent-style-name="Standard" style:family="paragraph">
      <style:text-properties fo:color="#000000"/>
    </style:style>
    <style:style style:name="P61" style:parent-style-name="Standard" style:family="paragraph">
      <style:text-properties fo:color="#000000"/>
    </style:style>
    <style:style style:name="P62" style:parent-style-name="Standard" style:family="paragraph">
      <style:text-properties fo:color="#000000"/>
    </style:style>
    <style:style style:name="P63" style:parent-style-name="Standard" style:family="paragraph">
      <style:text-properties fo:color="#000000"/>
    </style:style>
    <style:style style:name="P64" style:parent-style-name="Standard" style:family="paragraph">
      <style:text-properties fo:color="#000000"/>
    </style:style>
    <style:style style:name="P65" style:parent-style-name="Standard" style:family="paragraph">
      <style:text-properties fo:color="#000000"/>
    </style:style>
    <style:style style:name="P66" style:parent-style-name="Standard" style:family="paragraph">
      <style:paragraph-properties fo:break-before="page"/>
      <style:text-properties fo:font-weight="bold" style:font-weight-asian="bold" style:font-weight-complex="bold" fo:color="#000000" fo:font-size="14pt" style:font-size-asian="14pt" style:font-size-complex="14pt"/>
    </style:style>
    <style:style style:name="P67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T68" style:parent-style-name="Policepardéfau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9" style:parent-style-name="Policepardéfau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70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71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T72" style:parent-style-name="Policepardéfaut" style:family="text">
      <style:text-properties fo:color="#000000"/>
    </style:style>
    <style:style style:name="T73" style:parent-style-name="Policepardéfaut" style:family="text">
      <style:text-properties fo:color="#000000"/>
    </style:style>
    <style:style style:name="P74" style:parent-style-name="Textbody" style:family="paragraph">
      <style:text-properties fo:color="#000000"/>
    </style:style>
    <style:style style:name="P75" style:parent-style-name="Textbody" style:family="paragraph">
      <style:paragraph-properties fo:widows="2" fo:orphans="2" fo:margin-bottom="0in"/>
      <style:text-properties fo:color="#000000"/>
    </style:style>
    <style:style style:name="P76" style:parent-style-name="Textbody" style:family="paragraph">
      <style:paragraph-properties fo:widows="2" fo:orphans="2" fo:margin-bottom="0in"/>
      <style:text-properties fo:color="#000000"/>
    </style:style>
    <style:style style:name="P77" style:parent-style-name="Textbody" style:family="paragraph">
      <style:paragraph-properties fo:widows="2" fo:orphans="2" fo:margin-bottom="0in"/>
      <style:text-properties fo:color="#000000"/>
    </style:style>
    <style:style style:name="P78" style:parent-style-name="Textbody" style:family="paragraph">
      <style:paragraph-properties fo:widows="2" fo:orphans="2" fo:margin-bottom="0in"/>
      <style:text-properties fo:color="#000000"/>
    </style:style>
    <style:style style:name="P79" style:parent-style-name="Textbody" style:family="paragraph">
      <style:paragraph-properties fo:widows="2" fo:orphans="2" fo:margin-bottom="0in"/>
      <style:text-properties fo:color="#000000"/>
    </style:style>
    <style:style style:name="P80" style:parent-style-name="Textbody" style:family="paragraph">
      <style:paragraph-properties fo:widows="2" fo:orphans="2"/>
      <style:text-properties fo:color="#000000"/>
    </style:style>
    <style:style style:name="P81" style:parent-style-name="Textbody" style:family="paragraph">
      <style:paragraph-properties fo:widows="2" fo:orphans="2" fo:margin-bottom="0in"/>
      <style:text-properties fo:color="#000000"/>
    </style:style>
    <style:style style:name="P82" style:parent-style-name="Textbody" style:family="paragraph">
      <style:paragraph-properties fo:widows="2" fo:orphans="2" fo:margin-bottom="0in"/>
      <style:text-properties fo:color="#000000"/>
    </style:style>
    <style:style style:name="P83" style:parent-style-name="Textbody" style:family="paragraph">
      <style:paragraph-properties fo:widows="2" fo:orphans="2" fo:margin-bottom="0in"/>
      <style:text-properties fo:color="#000000"/>
    </style:style>
    <style:style style:name="P84" style:parent-style-name="Textbody" style:family="paragraph">
      <style:paragraph-properties fo:widows="2" fo:orphans="2" fo:margin-bottom="0in"/>
      <style:text-properties fo:color="#000000"/>
    </style:style>
    <style:style style:name="P85" style:parent-style-name="Textbody" style:family="paragraph">
      <style:paragraph-properties fo:widows="2" fo:orphans="2" fo:margin-bottom="0in"/>
      <style:text-properties fo:color="#000000"/>
    </style:style>
    <style:style style:name="P86" style:parent-style-name="Textbody" style:family="paragraph">
      <style:paragraph-properties fo:widows="2" fo:orphans="2" fo:margin-bottom="0in"/>
      <style:text-properties fo:color="#000000"/>
    </style:style>
    <style:style style:name="P87" style:parent-style-name="Textbody" style:family="paragraph">
      <style:paragraph-properties fo:widows="2" fo:orphans="2" fo:margin-bottom="0in"/>
      <style:text-properties fo:color="#000000"/>
    </style:style>
    <style:style style:name="P88" style:parent-style-name="Textbody" style:family="paragraph">
      <style:paragraph-properties fo:widows="2" fo:orphans="2" fo:margin-bottom="0in"/>
      <style:text-properties fo:color="#000000"/>
    </style:style>
    <style:style style:name="P89" style:parent-style-name="Textbody" style:family="paragraph">
      <style:paragraph-properties fo:widows="2" fo:orphans="2" fo:margin-bottom="0in"/>
      <style:text-properties fo:color="#000000"/>
    </style:style>
    <style:style style:name="P90" style:parent-style-name="Standard" style:family="paragraph">
      <style:text-properties fo:color="#000000"/>
    </style:style>
    <style:style style:name="P91" style:parent-style-name="Standard" style:family="paragraph">
      <style:paragraph-properties fo:break-before="page"/>
      <style:text-properties fo:font-weight="bold" style:font-weight-asian="bold" style:font-weight-complex="bold" fo:color="#000000" fo:font-size="14pt" style:font-size-asian="14pt" style:font-size-complex="14pt"/>
    </style:style>
    <style:style style:name="P92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93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94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95" style:parent-style-name="Standard" style:family="paragraph">
      <style:paragraph-properties fo:break-before="page"/>
    </style:style>
    <style:style style:name="T96" style:parent-style-name="Policepardéfau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97" style:parent-style-name="Policepardéfaut" style:family="text">
      <style:text-properties fo:font-weight="bold" style:font-weight-asian="bold" style:font-weight-complex="bold" fo:color="#000000" fo:font-size="14pt" style:font-size-asian="14pt" style:font-size-complex="14pt"/>
    </style:style>
  </office:automatic-styles>
  <office:body>
    <office:text text:use-soft-page-breaks="true">
      <text:p text:style-name="P1">Partie 1 : Trouvez des éléments d’information sur le marché de l’emploi en informatique</text:p>
      <text:p text:style-name="P2"/>
      <text:p text:style-name="Standard"><text:span text:style-name="T3">Lexique :</text:span></text:p>
      <text:p text:style-name="Standard"/>
      <text:list text:style-name="LFO1" text:continue-numbering="true">
        <text:list-item>
          <text:p text:style-name="P4">ENS → Entreprises de Services du Numérique</text:p>
        </text:list-item>
        <text:list-item>
          <text:p text:style-name="P5">Syntec numérique → syndicat professionnel<text:s/>des ESN</text:p>
        </text:list-item>
        <text:list-item>
          <text:p text:style-name="P6">RGPD → Règlement Européen sur la Protection des Données</text:p>
        </text:list-item>
        <text:list-item>
          <text:p text:style-name="P7">TIC → Technologie de l'Information et de la Communication</text:p>
        </text:list-item>
        <text:list-item>
          <text:p text:style-name="P8">IC → Information et Communication</text:p>
        </text:list-item>
        <text:list-item>
          <text:p text:style-name="P9">SMACS → Social, Mobile, Analytics, Cloud, Sécurité</text:p>
        </text:list-item>
        <text:list-item>
          <text:p text:style-name="P10"><text:span text:style-name="T11">ERP →<text:s/></text:span><text:span text:style-name="T12">Enterprise Resource Planning<text:s/></text:span><text:span text:style-name="T13">(Progiciel de</text:span><text:span text:style-name="T14"><text:s/>Gestion Intégré)</text:span></text:p>
        </text:list-item>
        <text:list-item>
          <text:p text:style-name="P15"><text:span text:style-name="T16">CRM → C</text:span><text:span text:style-name="T17">ustomer Relationship Management (Gestion de la Relation Client)</text:span></text:p>
        </text:list-item>
        <text:list-item>
          <text:p text:style-name="P18"><text:span text:style-name="T19">SCM →</text:span><text:span text:style-name="T20"><text:s/></text:span><text:span text:style-name="T21">Supply Chain Management</text:span><text:s/><text:span text:style-name="T22">(Gestion de la Chaîne Logistique)</text:span></text:p>
        </text:list-item>
      </text:list>
      <text:p text:style-name="Standard"/>
      <text:p text:style-name="P23">Depuis plusieurs années le marché de l'informatique est en pleine croissance et ce n'est pas encore<text:s/>fini. Il reste encore de nombreuses entreprises à numériser, moderniser ou simplement à maintenir à jour.<text:s/>De nos jour les entreprises<text:s/><text:span text:style-name="T24">qui utilisent les TIC ont une croissance six fois plus élevé que les entreprises en retard. Il est donc incontournable aujourd'hui de les inclure dans la stratégie de l'entreprise.</text:span></text:p>
      <text:p text:style-name="P25"/>
      <text:p text:style-name="P26">Le marché de l’informatique est donc très tendu. En effet, les entreprises de services informatiques peinent à recruter tous les professionnels dont elles ont besoin. La plus grosse partie du marché se situe à bac+5. Cela est visible car le secteur d'activités des TIC recrute des cadres en très grand nombre. Les prévisions pour 2018 sont une croissance de 17 % soit 60 000 recrutements de cadres dont 30% de jeunes diplômés ce qui<text:s/>représente un quart des recrutements de cadres en France.</text:p>
      <text:p text:style-name="P27"/>
      <text:p text:style-name="P28">Plus précisément du côté des TIC, le<text:s/>marché français est dominé par le conseil et les services, cela compte pour 61<text:s/>% des revenus du secteur. L'édition logicielle compte elle pour 21 % et enfin le conseil en technologie compte pour 17 %.</text:p>
      <text:p text:style-name="P29"><text:span text:style-name="T30">Les entreprises sont encore très nombreuses à effectuer leur transition vers les TIC (avec des logiciels tel que les ERP, CRM, SCM...</text:span><text:span text:style-name="T31">). De plus le secteur de Cloud a une croissance estimée à 18 % sachant qu'il joue un<text:s/></text:span>rôle de moteur des investissements dans les TIC.</text:p>
      <text:p text:style-name="P32"/>
      <text:p text:style-name="P33">De façon plus globale, le Syntec prévoie 3,6% de croissance dans le secteur en 2018 après 3,4% en 2017. Soit plusieurs milliers d'emplois. On note également que le RGPD pousse les entreprises à se mettre en conformité ce qui participe aussi à cette croissance.</text:p>
      <text:p text:style-name="P34">Le turnover étant élevé (environ 20%), les ENS embauchent massivement les jeunes ingénieurs voire des étudiants en contrat d'apprentissage ou de professionnalisation.</text:p>
      <text:p text:style-name="P35"/>
      <text:p text:style-name="P36"><text:span text:style-name="T37">Le domaine de l’informatique est vaste et une multitude de postes s’offrent à nous. Il faut cependant faire attention et penser au moyen/long terme car les besoins<text:s/></text:span>d’aujourd’hui ne sont pas les besoins de demain. L'IC est le domaines où l’obsolescence de compétence est une des préoccupations majeure.</text:p>
      <text:soft-page-break/>
      <text:p text:style-name="P38">Partie 2 : Trouvez des informations sur des technologies qui vous intéressent</text:p>
      <text:p text:style-name="P39"/>
      <text:p text:style-name="P40">Les technologies qui sont régulièrement revenues lors de mes recherches<text:s/>(que nous n’avons pas vu à l’IUT)<text:s/>sont le suivantes :</text:p>
      <text:p text:style-name="Standard"/>
      <text:list text:style-name="LFO2" text:continue-numbering="true">
        <text:list-item>
          <text:p text:style-name="P41">.NET</text:p>
        </text:list-item>
        <text:list-item>
          <text:p text:style-name="P42">Angular</text:p>
        </text:list-item>
        <text:list-item>
          <text:p text:style-name="P43">React</text:p>
        </text:list-item>
        <text:list-item>
          <text:p text:style-name="P44">Javascript (JS)</text:p>
        </text:list-item>
        <text:list-item>
          <text:p text:style-name="P45">Node JS</text:p>
        </text:list-item>
        <text:list-item>
          <text:p text:style-name="P46">NPM<text:s/>(node js)</text:p>
        </text:list-item>
      </text:list>
      <text:p text:style-name="P47"/>
      <text:p text:style-name="P48">Mis à part .NET qui est une technologie Microsoft que je n’apprécie pas (pour sa philosophie de non compatibilité avec Linux), toutes les autres technologies touchent au Web.</text:p>
      <text:p text:style-name="P49">Le JS est un langage orienté objet qui ressemble beaucoup au Python et est fait pour fonctionner sur des sites internet. Node JS quant à lui est un outil qui permet de développer plus facilement des applications web en JS. Dans la même lancé, NPM permet d’ajouter des fonctionnalités sur Node JS.</text:p>
      <text:p text:style-name="P50"/>
      <text:p text:style-name="P51">Angular et React sont tous deux des framework web qui permettent de faciliter la création de site/applications web comme Bootstrap<text:s/>que nous avons vu en cours de PHP.</text:p>
      <text:p text:style-name="P52"/>
      <text:p text:style-name="P53">Ces technologies m’intéressent particulièrement car je commence à avoir une préférence pour le développement web bien que je ne sois pas forcément très à l’aise dans ce domaine. De plus ces technologies sont de plus en plus demandées par les entreprises, il serait donc avantageux que je m’auto-forme dessus pour ma recherche de stage.</text:p>
      <text:p text:style-name="P54"/>
      <text:p text:style-name="P55"/>
      <text:p text:style-name="P56">Partie 3 : Notez les « événements » : salon du recrutement, conférences, forum…</text:p>
      <text:p text:style-name="P57"/>
      <text:p text:style-name="P58">Liste des  événements <text:s/>:</text:p>
      <text:list text:style-name="LFO3" text:continue-numbering="true">
        <text:list-item>
          <text:p text:style-name="P59">Speed recruting<text:s/>de<text:s/>CGI le mardi 13 novembre à partir de 18h30 à la Bulle à Lyon<text:s/></text:p>
        </text:list-item>
        <text:list-item>
          <text:p text:style-name="P60">Salon des Grande Écoles le 17 novembre à la Cité Internationale</text:p>
        </text:list-item>
        <text:list-item>
          <text:p text:style-name="P61">Deuxième Speed recruting de CGI le 27 novembre</text:p>
        </text:list-item>
        <text:list-item>
          <text:p text:style-name="P62">Forum<text:s/>Rhône Alpes les 8 et 9 mars 2019<text:s/>au Double Mixte</text:p>
        </text:list-item>
        <text:list-item>
          <text:p text:style-name="P63">Salon Studyrama sup’alternance de Lyon le 2 février 2019</text:p>
        </text:list-item>
      </text:list>
      <text:p text:style-name="P64"/>
      <text:p text:style-name="P65">En ce qui concerne CGI, il n’y a plus de places pour le 13 novembre. J’ai reçu un mail pour m’en informer, c’est pourquoi ils ont également la date du 17 novembre à laquelle je suis donc inscrit.</text:p>
      <text:soft-page-break/>
      <text:p text:style-name="P66">Partie 4 : Informez-vous sur une ou des entreprises dont les offres d’emplois vous ont intéressé</text:p>
      <text:p text:style-name="P67"/>
      <text:p text:style-name="Standard"><text:a xlink:href="https://www.indeed.fr/emplois?as_and=informatique&amp;as_phr=&amp;as_any=&amp;as_not=&amp;as_ttl=&amp;as_cmp=&amp;jt=internship&amp;st=&amp;as_src=&amp;salary=&amp;radius=25&amp;l=Bourg-en-Bresse+%2801%29&amp;fromage=any&amp;limit=10&amp;sort=&amp;psf=advsrch" office:target-frame-name="_top" xlink:show="replace"><text:span text:style-name="T68">https://www.indeed.fr/emplois?as_and=info</text:span><text:span text:style-name="T69">rmatique&amp;as_phr=&amp;as_any=&amp;as_not=&amp;as_ttl=&amp;as_cmp=&amp;jt=internship&amp;st=&amp;as_src=&amp;salary=&amp;radius=25&amp;l=Bourg-en-Bresse+%2801%29&amp;fromage=any&amp;limit=10&amp;sort=&amp;psf=advsrch</text:span></text:a></text:p>
      <text:p text:style-name="P70"/>
      <text:p text:style-name="P71">CGI :</text:p>
      <text:p text:style-name="Standard"><text:span text:style-name="T72">Groupe canadien qui occupe une place majeure dans les services en TIC. Il fait partie des<text:s/></text:span><text:span text:style-name="T73">cinq plus grands groupes mondiaux de son secteur. Son but est d'apporter des solutions informatiques de gestion personnalisée :</text:span></text:p>
      <text:p text:style-name="P74">services-conseils stratégiques en technologie ;</text:p>
      <text:list text:style-name="LFO4" text:continue-numbering="true">
        <text:list-item>
          <text:p text:style-name="P75">services d’intégration de systèmes ;</text:p>
        </text:list-item>
        <text:list-item>
          <text:p text:style-name="P76">développement et gestion des applications ;</text:p>
        </text:list-item>
        <text:list-item>
          <text:p text:style-name="P77">services d'infrastructure ;</text:p>
        </text:list-item>
        <text:list-item>
          <text:p text:style-name="P78">gestion des processus d'affaires ;</text:p>
        </text:list-item>
        <text:list-item>
          <text:p text:style-name="P79">solutions d'affaires exclusives.</text:p>
        </text:list-item>
      </text:list>
      <text:p text:style-name="P80">CGI intervient principalement dans les secteurs économiques suivants<text:bookmark-start text:name="cite_ref-bref_3-8"/><text:bookmark-end text:name="cite_ref-bref_3-8"/>3 :</text:p>
      <text:list text:style-name="LFO5" text:continue-numbering="true">
        <text:list-item>
          <text:p text:style-name="P81">services financiers ;</text:p>
        </text:list-item>
        <text:list-item>
          <text:p text:style-name="P82">gouvernements ;</text:p>
        </text:list-item>
        <text:list-item>
          <text:p text:style-name="P83">santé ;</text:p>
        </text:list-item>
        <text:list-item>
          <text:p text:style-name="P84">secteur manufacturier ;</text:p>
        </text:list-item>
        <text:list-item>
          <text:p text:style-name="P85">secteur pétrolier<text:s/>et gazier ;</text:p>
        </text:list-item>
        <text:list-item>
          <text:p text:style-name="P86">commerce de détail et biens de consommation ;</text:p>
        </text:list-item>
        <text:list-item>
          <text:p text:style-name="P87">télécommunications et médias ;</text:p>
        </text:list-item>
        <text:list-item>
          <text:p text:style-name="P88">transport et logistique ;</text:p>
        </text:list-item>
        <text:list-item>
          <text:p text:style-name="P89">services publics.</text:p>
        </text:list-item>
      </text:list>
      <text:p text:style-name="P90"/>
      <text:soft-page-break/>
      <text:p text:style-name="P91">Partie 5 : Identifiez des entreprises auxquelles vous pourriez envoyer des candidatures spontanées</text:p>
      <text:p text:style-name="P92"/>
      <text:p text:style-name="P93">CGI</text:p>
      <text:p text:style-name="P94">Spigraph</text:p>
      <text:soft-page-break/>
      <text:p text:style-name="P95"><text:span text:style-name="T96">Partie 6</text:span><text:span text:style-name="T97"><text:s/>: Relevez une offre qui vous intéresse et rédigez la lettre de motivation correspondant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style:font-name-asian="Segoe UI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Accentuation" style:display-name="Accentuation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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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RAUD JULIEN p1704709</meta:initial-creator>
    <dc:creator>etuinfo</dc:creator>
    <meta:creation-date>2009-04-16T11:32:00Z</meta:creation-date>
    <dc:date>2018-11-13T10:54:00Z</dc:date>
    <meta:print-date>2018-11-13T10:45:00Z</meta:print-date>
    <meta:template xlink:href="Normal.dotm" xlink:type="simple"/>
    <meta:editing-cycles>15</meta:editing-cycles>
    <meta:editing-duration>PT7320S</meta:editing-duration>
    <meta:user-defined meta:name="Info 1"/>
    <meta:user-defined meta:name="Info 2"/>
    <meta:user-defined meta:name="Info 3"/>
    <meta:user-defined meta:name="Info 4"/>
    <meta:document-statistic meta:page-count="5" meta:paragraph-count="12" meta:word-count="932" meta:character-count="6046" meta:row-count="42" meta:non-whitespace-character-count="5126"/>
  </office:meta>
</office:document-meta>
</file>